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1"/>
    <style:style style:name="ce3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ssu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vall 470-550</text:p>
          </table:table-cell>
          <table:table-cell office:value-type="string">
            <text:p>Peak 1 my</text:p>
          </table:table-cell>
          <table:table-cell table:number-columns-repeated="2" office:value-type="float" office:value="511">
            <text:p>5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ak 1 sigma</text:p>
          </table:table-cell>
          <table:table-cell office:value-type="float" office:value="15.77">
            <text:p>15,77</text:p>
          </table:table-cell>
          <table:table-cell office:value-type="float" office:value="15.4851">
            <text:p>15,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ak 1 Integral</text:p>
          </table:table-cell>
          <table:table-cell office:value-type="float" office:value="87710">
            <text:p>87710</text:p>
          </table:table-cell>
          <table:table-cell office:value-type="float" office:value="47190">
            <text:p>4719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ak 2 my</text:p>
          </table:table-cell>
          <table:table-cell office:value-type="float" office:value="1275">
            <text:p>1275</text:p>
          </table:table-cell>
          <table:table-cell office:value-type="float" office:value="1276">
            <text:p>127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ak 2 sigma</text:p>
          </table:table-cell>
          <table:table-cell office:value-type="float" office:value="22.34">
            <text:p>22,34</text:p>
          </table:table-cell>
          <table:table-cell office:value-type="float" office:value="23.1844">
            <text:p>23,18</text:p>
          </table:table-cell>
          <table:table-cell table:number-columns-repeated="3"/>
        </table:table-row>
        <table:table-row table:style-name="ro1">
          <table:table-cell office:value-type="string">
            <text:p>1200-1350</text:p>
          </table:table-cell>
          <table:table-cell office:value-type="string">
            <text:p>Peak 2 Integral</text:p>
          </table:table-cell>
          <table:table-cell office:value-type="float" office:value="8919">
            <text:p>8919</text:p>
          </table:table-cell>
          <table:table-cell office:value-type="float" office:value="4471">
            <text:p>447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5]/[.D5]" office:value-type="float" office:value="1.85865649502013">
            <text:p>1,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]/[.D8]" office:value-type="float" office:value="1.99485573697159">
            <text:p>1,99</text:p>
          </table:table-cell>
          <table:table-cell table:formula="of:=([.C10]+[.C11])/2" office:value-type="float" office:value="1.92675611599586">
            <text:p>1,9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ichung</text:p>
          </table:table-cell>
          <table:table-cell table:number-columns-repeated="6"/>
        </table:table-row>
        <table:table-row table:style-name="ro1">
          <table:table-cell office:value-type="string">
            <text:p>Kan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eak 1</text:p>
          </table:table-cell>
          <table:table-cell office:value-type="float" office:value="4317">
            <text:p>4317</text:p>
          </table:table-cell>
          <table:table-cell office:value-type="float" office:value="1145">
            <text:p>1145</text:p>
          </table:table-cell>
          <table:table-cell office:value-type="float" office:value="1060">
            <text:p>1060</text:p>
          </table:table-cell>
          <table:table-cell table:number-columns-repeated="3"/>
        </table:table-row>
        <table:table-row table:style-name="ro1">
          <table:table-cell office:value-type="string">
            <text:p>Peak 2</text:p>
          </table:table-cell>
          <table:table-cell office:value-type="float" office:value="10572">
            <text:p>10572</text:p>
          </table:table-cell>
          <table:table-cell office:value-type="float" office:value="2760">
            <text:p>2760</text:p>
          </table:table-cell>
          <table:table-cell office:value-type="float" office:value="2350">
            <text:p>2350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table:style-name="ce1" table:formula="of:=(1275-511)/([.B16]-[.B15])" office:value-type="float" office:value="0.122142286171063">
            <text:p>0,12214229</text:p>
          </table:table-cell>
          <table:table-cell table:style-name="ce1" table:formula="of:=(1275-511)/([.C16]-[.C15])" office:value-type="float" office:value="0.473065015479876">
            <text:p>0,47306502</text:p>
          </table:table-cell>
          <table:table-cell table:style-name="ce1" table:formula="of:=(1275-511)/([.D16]-[.D15])" office:value-type="float" office:value="0.592248062015504">
            <text:p>0,59224806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table:style-name="ce2" table:formula="of:=511-[.B15]*[.B17]" office:value-type="float" office:value="-16.2882494004797">
            <text:p>-16,288249</text:p>
          </table:table-cell>
          <table:table-cell table:style-name="ce2" table:formula="of:=511-[.C15]*[.C17]" office:value-type="float" office:value="-30.6594427244582">
            <text:p>-30,659443</text:p>
          </table:table-cell>
          <table:table-cell table:style-name="ce2" table:formula="of:=511-[.D15]*[.D17]" office:value-type="float" office:value="-116.782945736434">
            <text:p>-116,78294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ta geometrisch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pi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4">
            <text:p>754</text:p>
          </table:table-cell>
          <table:table-cell office:value-type="float" office:value="40">
            <text:p>40</text:p>
          </table:table-cell>
          <table:table-cell table:formula="of:=PI()" office:value-type="float" office:value="3.14159265358979">
            <text:p>3,14</text:p>
          </table:table-cell>
          <table:table-cell table:style-name="ce3" table:formula="of:=[.B21]/4/[.D21]/[.C21]/[.C21]" office:value-type="float" office:value="0.0375008834660278">
            <text:p>0,03750</text:p>
          </table:table-cell>
          <table:table-cell/>
          <table:table-cell table:style-name="ce3" table:formula="of:=[.C5]/(7*60*164110*[.E21])" office:value-type="float" office:value="0.0339330796051581">
            <text:p>0,03393</text:p>
          </table:table-cell>
        </table:table-row>
        <table:table-row table:style-name="ro1">
          <table:table-cell/>
          <table:table-cell office:value-type="float" office:value="754">
            <text:p>754</text:p>
          </table:table-cell>
          <table:table-cell office:value-type="float" office:value="50">
            <text:p>50</text:p>
          </table:table-cell>
          <table:table-cell table:formula="of:=[.D21]" office:value-type="float" office:value="3.14159265358979">
            <text:p>3,14</text:p>
          </table:table-cell>
          <table:table-cell table:style-name="ce3" table:formula="of:=[.B22]/4/[.D22]/[.C22]/[.C22]" office:value-type="float" office:value="0.0240005654182578">
            <text:p>0,02400</text:p>
          </table:table-cell>
          <table:table-cell/>
          <table:table-cell table:style-name="ce3" table:formula="of:=[.D5]/(7*60*[.E22]*164110)" office:value-type="float" office:value="0.0285262161271415">
            <text:p>0,028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21.11.2014</text:date>, <text:time>15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34S</meta:editing-duration>
    <meta:editing-cycles>6</meta:editing-cycles>
    <meta:generator>OpenOffice.org/3.4$Win32 OpenOffice.org_project/340m1$Build-9590</meta:generator>
    <dc:date>2014-11-21T15:35:41.29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